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1" svg:font-family="Roboto" style:font-adornments="Light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7.583cm" fo:min-width="12.412cm" fo:padding-top="0.142cm" fo:padding-bottom="0.142cm" fo:padding-left="0.267cm" fo:padding-right="0.267cm" loext:softedge-radius="0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3.46cm" fo:min-width="4.696cm" fo:padding-top="0.151cm" fo:padding-bottom="0.151cm" fo:padding-left="0.276cm" fo:padding-right="0.276cm" loext:softedge-radius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2.263cm" fo:min-width="3.297cm" fo:padding-top="0.151cm" fo:padding-bottom="0.151cm" fo:padding-left="0.276cm" fo:padding-right="0.276cm" loext:softedge-radius="0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3.288cm" fo:min-width="1.897cm" fo:padding-top="0.151cm" fo:padding-bottom="0.151cm" fo:padding-left="0.276cm" fo:padding-right="0.276cm" loext:softedge-radius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63cm" fo:min-width="2.023cm" loext:softedge-radius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63cm" fo:min-width="2.863cm" loext:softedge-radius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64cm" fo:min-width="2.023cm" loext:softedge-radius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1.505cm"/>
      <style:paragraph-properties style:writing-mode="lr-tb"/>
    </style:style>
    <style:style style:name="gr9" style:family="graphic" style:parent-style-name="standard">
      <style:graphic-properties svg:stroke-width="0.028cm" draw:marker-start-width="0.242cm" draw:marker-end-width="0.242cm" draw:fill-color="#999999" draw:textarea-horizontal-align="justify" draw:textarea-vertical-align="middle" draw:auto-grow-height="false" fo:min-height="1.09cm" fo:min-width="2.971cm" fo:padding-top="0.139cm" fo:padding-bottom="0.139cm" fo:padding-left="0.264cm" fo:padding-right="0.264cm" loext:softedge-radius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792cm"/>
      <style:paragraph-properties style:writing-mode="lr-tb"/>
    </style:style>
    <style:style style:name="gr1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3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42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3.118cm"/>
      <style:paragraph-properties style:writing-mode="lr-tb"/>
    </style:style>
    <style:style style:name="gr15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 fo:min-height="2.743cm" fo:min-width="0cm" loext:softedge-radiu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Roboto1" fo:font-size="15.1000003814697pt" style:font-size-asian="14pt" style:font-size-complex="14pt"/>
    </style:style>
    <style:style style:name="P3" style:family="paragraph">
      <loext:graphic-properties draw:fill="solid" draw:fill-color="#cccccc"/>
      <style:paragraph-properties fo:text-align="center" style:writing-mode="lr-tb"/>
      <style:text-properties style:font-name="Roboto1" fo:font-size="15.1000003814697pt" style:font-size-asian="14pt" style:font-size-complex="14pt"/>
    </style:style>
    <style:style style:name="P4" style:family="paragraph">
      <style:paragraph-properties fo:text-align="center" style:writing-mode="lr-tb"/>
      <style:text-properties style:font-name="Roboto1" fo:font-size="10.8000001907349pt" style:font-size-asian="10pt" style:font-size-complex="10pt"/>
    </style:style>
    <style:style style:name="P5" style:family="paragraph">
      <loext:graphic-properties draw:fill="solid" draw:fill-color="#cccccc"/>
      <style:paragraph-properties fo:text-align="center" style:writing-mode="lr-tb"/>
      <style:text-properties style:font-name="Roboto1" fo:font-size="12.8999996185303pt"/>
    </style:style>
    <style:style style:name="P6" style:family="paragraph">
      <style:paragraph-properties fo:text-align="center" style:writing-mode="lr-tb"/>
      <style:text-properties style:font-name="Roboto1" fo:font-size="12.8999996185303pt"/>
    </style:style>
    <style:style style:name="P7" style:family="paragraph">
      <loext:graphic-properties draw:fill="solid" draw:fill-color="#cccccc"/>
      <style:paragraph-properties fo:text-align="center" style:writing-mode="lr-tb"/>
      <style:text-properties style:font-name="Roboto1" fo:font-size="12pt"/>
    </style:style>
    <style:style style:name="P8" style:family="paragraph">
      <style:text-properties fo:font-size="15.1000003814697pt"/>
    </style:style>
    <style:style style:name="P9" style:family="paragraph">
      <loext:graphic-properties draw:fill="none" draw:fill-color="#ffffff"/>
      <style:paragraph-properties style:writing-mode="lr-tb"/>
      <style:text-properties style:font-name="Roboto1" fo:font-size="15.1000003814697pt" style:font-size-asian="14pt" style:font-size-complex="14pt"/>
    </style:style>
    <style:style style:name="P10" style:family="paragraph">
      <loext:graphic-properties draw:fill-color="#999999"/>
      <style:paragraph-properties fo:text-align="center" style:writing-mode="lr-tb"/>
      <style:text-properties style:font-name="Roboto1" fo:font-size="10.800000190734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5.1000003814697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Roboto1" fo:font-size="15.1000003814697pt" style:font-size-asian="14pt" style:font-size-complex="14pt"/>
    </style:style>
    <style:style style:name="P13" style:family="paragraph">
      <style:text-properties fo:font-size="10.8000001907349pt"/>
    </style:style>
    <style:style style:name="P14" style:family="paragraph">
      <loext:graphic-properties draw:fill="none" draw:fill-color="#ffffff"/>
      <style:paragraph-properties style:writing-mode="lr-tb"/>
      <style:text-properties style:font-name="Roboto1" fo:font-size="10.8000001907349pt" style:font-size-asian="10pt" style:font-size-complex="10pt"/>
    </style:style>
    <style:style style:name="P15" style:family="paragraph">
      <style:text-properties fo:font-size="19.3999996185303pt"/>
    </style:style>
    <style:style style:name="P16" style:family="paragraph">
      <loext:graphic-properties draw:fill="none" draw:fill-color="#ffffff"/>
      <style:paragraph-properties style:writing-mode="lr-tb"/>
      <style:text-properties fo:font-size="19.3999996185303pt"/>
    </style:style>
    <style:style style:name="P17" style:family="paragraph">
      <loext:graphic-properties draw:fill="gradient" draw:fill-gradient-name="Gradient_20_3"/>
      <style:paragraph-properties fo:text-align="center"/>
    </style:style>
    <style:style style:name="T1" style:family="text">
      <style:text-properties style:font-name="Roboto1" fo:font-size="14pt" style:font-size-asian="14pt" style:font-size-complex="14pt"/>
    </style:style>
    <style:style style:name="T2" style:family="text">
      <style:text-properties style:font-name="Robot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46cm" svg:height="7.867cm" svg:x="0.699cm" svg:y="6.9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48cm" svg:height="3.762cm" svg:x="1.049cm" svg:y="0.466cm">
          <text:p text:style-name="P2"><text:span text:style-name="T1">Atari emul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49cm" svg:height="2.565cm" svg:x="9.447cm" svg:y="1.065cm">
          <text:p text:style-name="P2"><text:span text:style-name="T1">bridge / hu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49cm" svg:height="3.59cm" svg:x="17.495cm" svg:y="0.552cm">
          <text:p text:style-name="P2"><text:span text:style-name="T1">SIO de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49cm" svg:height="1.025cm" svg:x="6.298cm" svg:y="1.835cm">
          <text:p text:style-name="P4"><text:span text:style-name="T2">Emulator specific protoco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4.199cm" svg:height="1.025cm" svg:x="13.296cm" svg:y="1.834cm">
          <text:p text:style-name="P4"><text:span text:style-name="T2">SIO over UDP 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draw:layer="layout" svg:width="3.849cm" svg:height="2.565cm" svg:x="9.447cm" svg:y="9.958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49cm" svg:height="3.59cm" svg:x="17.565cm" svg:y="9.445cm">
          <text:p text:style-name="P6"><text:span text:style-name="T1">FujiNe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49cm" svg:height="1.026cm" svg:x="6.298cm" svg:y="10.726cm">
          <text:p text:style-name="P4"><text:span text:style-name="T2">Altirra’s device server protocol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7" draw:layer="layout" svg:width="5.248cm" svg:height="3.762cm" svg:x="1.049cm" svg:y="9.3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99cm" svg:height="1.025cm" svg:x="13.296cm" svg:y="10.727cm">
          <text:p text:style-name="P4"><text:span text:style-name="T2">NetSIO protoco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9" draw:layer="layout" svg:width="2.005cm" svg:height="0.977cm" svg:x="2.671cm" svg:y="8.382cm">
          <draw:text-box>
            <text:p text:style-name="P8"><text:span text:style-name="T1">Altirra</text:span></text:p>
          </draw:text-box>
        </draw:frame>
        <draw:custom-shape draw:style-name="gr9" draw:text-style-name="P10" draw:layer="layout" svg:width="3.499cm" svg:height="1.368cm" svg:x="2.689cm" svg:y="10.555cm">
          <text:p text:style-name="P4"><text:span text:style-name="T2">Custom device:</text:span></text:p>
          <text:p text:style-name="P4"><text:span text:style-name="T2">netsio.atdevic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292cm" svg:height="0.977cm" svg:x="9.725cm" svg:y="8.933cm">
          <draw:text-box>
            <text:p text:style-name="P11"><text:span text:style-name="T1">NetSIO hub</text:span></text:p>
          </draw:text-box>
        </draw:frame>
        <draw:line draw:style-name="gr11" draw:text-style-name="P1" draw:layer="layout" svg:x1="10.017cm" svg:y1="12.328cm" svg:x2="12.816cm" svg:y2="10.276cm">
          <text:p/>
        </draw:line>
        <draw:frame draw:style-name="gr12" draw:text-style-name="P14" draw:layer="layout" svg:width="2.853cm" svg:height="0.767cm" svg:x="9.393cm" svg:y="10.194cm">
          <draw:text-box>
            <text:p text:style-name="P13"><text:span text:style-name="T2">Device server</text:span></text:p>
          </draw:text-box>
        </draw:frame>
        <draw:frame draw:style-name="gr13" draw:text-style-name="P14" draw:layer="layout" svg:width="2.924cm" svg:height="0.767cm" svg:x="10.497cm" svg:y="11.669cm">
          <draw:text-box>
            <text:p text:style-name="P13"><text:span text:style-name="T2">NetSIO server</text:span></text:p>
          </draw:text-box>
        </draw:frame>
        <draw:frame draw:style-name="gr14" draw:text-style-name="P16" draw:layer="layout" svg:width="3.618cm" svg:height="1.036cm" svg:x="5.91cm" svg:y="6.876cm">
          <draw:text-box>
            <text:p text:style-name="P15">Computer</text:p>
          </draw:text-box>
        </draw:frame>
        <draw:custom-shape draw:style-name="gr15" draw:text-style-name="P17" draw:layer="layout" svg:width="0.7cm" svg:height="3.42cm" svg:x="3.499cm" svg:y="4.6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7" draw:layer="layout" svg:width="0.7cm" svg:height="3.42cm" svg:x="11.103cm" svg:y="4.6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7" draw:layer="layout" svg:width="0.7cm" svg:height="3.42cm" svg:x="18.487cm" svg:y="4.6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1" svg:font-family="Roboto" style:font-adornments="Ligh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2b2b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5T18:07:03.568319493</meta:creation-date>
    <dc:date>2021-09-15T19:38:59.182790642</dc:date>
    <meta:editing-duration>PT16M29S</meta:editing-duration>
    <meta:editing-cycles>3</meta:editing-cycles>
    <meta:generator>LibreOffice/7.2.0.4$Linux_X86_64 LibreOffice_project/9a9c6381e3f7a62afc1329bd359cc48accb6435b</meta:generator>
    <meta:document-statistic meta:object-count="21"/>
  </office:meta>
</office:document-meta>
</file>